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800000195D50BE357A21DC4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15.879cm" fo:min-width="19.09cm"/>
    </style:style>
    <style:style style:name="gr2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18cm" fo:min-width="2.449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18cm" fo:min-width="2.5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18cm" fo:min-width="2.448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5983b0" draw:marker-start-width="0.321cm" draw:marker-end-width="0.321cm" draw:fill-color="#191919" draw:textarea-horizontal-align="justify" draw:textarea-vertical-align="middle" draw:auto-grow-height="false" fo:min-height="0.299cm" fo:min-width="0.049cm" fo:padding-top="0.165cm" fo:padding-bottom="0.165cm" fo:padding-left="0.29cm" fo:padding-right="0.29cm"/>
    </style:style>
    <style:style style:name="gr9" style:family="graphic" style:parent-style-name="standard">
      <style:graphic-properties svg:stroke-color="#5983b0" draw:fill-color="#5983b0"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svg:stroke-color="#e8a202" draw:fill-color="#e8a202" draw:textarea-horizontal-align="justify" draw:textarea-vertical-align="middle" draw:auto-grow-height="false" fo:min-height="0.199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4000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5983b0"/>
    </style:style>
    <style:style style:name="P6" style:family="paragraph">
      <loext:graphic-properties draw:fill="none" draw:fill-color="#ffffff"/>
      <style:paragraph-properties style:writing-mode="lr-tb"/>
      <style:text-properties fo:color="#ffffff"/>
    </style:style>
    <style:style style:name="P7" style:family="paragraph">
      <loext:graphic-properties draw:fill="none" draw:fill-color="#ffffff"/>
      <style:paragraph-properties style:writing-mode="lr-tb"/>
      <style:text-properties fo:color="#81d41a"/>
    </style:style>
    <style:style style:name="P8" style:family="paragraph">
      <loext:graphic-properties draw:fill-color="#5983b0"/>
      <style:paragraph-properties fo:text-align="center"/>
    </style:style>
    <style:style style:name="P9" style:family="paragraph">
      <loext:graphic-properties draw:fill-color="#e8a202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fo:color="#e8a202"/>
    </style:style>
    <style:style style:name="P12" style:family="paragraph">
      <loext:graphic-properties draw:fill="none" draw:fill-color="#ffffff"/>
      <style:text-properties fo:color="#e8a202"/>
    </style:style>
    <style:style style:name="T1" style:family="text">
      <style:text-properties fo:color="#ff4000"/>
    </style:style>
    <style:style style:name="T2" style:family="text">
      <style:text-properties fo:color="#ff4000" style:text-position="-33% 58%"/>
    </style:style>
    <style:style style:name="T3" style:family="text">
      <style:text-properties fo:color="#5983b0" style:text-position="0% 100%"/>
    </style:style>
    <style:style style:name="T4" style:family="text">
      <style:text-properties fo:color="#5983b0" style:text-position="-33% 58%"/>
    </style:style>
    <style:style style:name="T5" style:family="text">
      <style:text-properties fo:color="#ffffff" style:text-position="0% 100%"/>
    </style:style>
    <style:style style:name="T6" style:family="text">
      <style:text-properties fo:color="#ffffff" style:text-position="-33% 58%"/>
    </style:style>
    <style:style style:name="T7" style:family="text">
      <style:text-properties fo:color="#81d41a" style:text-position="0% 100%"/>
    </style:style>
    <style:style style:name="T8" style:family="text">
      <style:text-properties fo:color="#81d41a" style:text-position="-33% 58%"/>
    </style:style>
    <style:style style:name="T9" style:family="text">
      <style:text-properties fo:color="#e8a20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29cm" svg:height="3.048cm" svg:x="7.096cm" svg:y="6.8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29cm" svg:height="3.048cm" svg:x="10.134cm" svg:y="6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29cm" svg:height="3.048cm" svg:x="10.161cm" svg:y="3.7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8cm" svg:height="3.048cm" svg:x="4.031cm" svg:y="3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29cm" svg:height="3.048cm" svg:x="7.096cm" svg:y="0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29cm" svg:height="3.048cm" svg:x="10.161cm" svg:y="0.7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28cm" svg:height="3.048cm" svg:x="13.227cm" svg:y="6.8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28cm" svg:height="3.048cm" svg:x="13.227cm" svg:y="3.7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28cm" svg:height="3.048cm" svg:x="13.227cm" svg:y="0.73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51cm" svg:height="1.673cm" svg:x="6.222cm" svg:y="10.492cm">
          <draw:text-box>
            <text:p><text:span text:style-name="T1">x</text:span><text:span text:style-name="T2">0</text:span></text:p>
          </draw:text-box>
        </draw:frame>
        <draw:line draw:style-name="gr6" draw:text-style-name="P4" draw:layer="layout" svg:x1="4.031cm" svg:y1="9.873cm" svg:x2="4.051cm" svg:y2="6.825cm">
          <text:p/>
        </draw:line>
        <draw:frame draw:style-name="gr5" draw:text-style-name="P5" draw:layer="layout" svg:width="1.651cm" svg:height="1.673cm" svg:x="3.65cm" svg:y="10.232cm">
          <draw:text-box>
            <text:p><text:span text:style-name="T3">z</text:span><text:span text:style-name="T4">0</text:span></text:p>
          </draw:text-box>
        </draw:frame>
        <draw:frame draw:style-name="gr5" draw:text-style-name="P6" draw:layer="layout" svg:width="1.651cm" svg:height="1.673cm" svg:x="4.698cm" svg:y="10.773cm">
          <draw:text-box>
            <text:p><text:span text:style-name="T5">F</text:span><text:span text:style-name="T6">0</text:span></text:p>
          </draw:text-box>
        </draw:frame>
        <draw:frame draw:style-name="gr5" draw:text-style-name="P7" draw:layer="layout" svg:width="1.651cm" svg:height="1.673cm" svg:x="2.794cm" svg:y="6.323cm">
          <draw:text-box>
            <text:p><text:span text:style-name="T7">y</text:span><text:span text:style-name="T8">0</text:span></text:p>
          </draw:text-box>
        </draw:frame>
        <draw:line draw:style-name="gr7" draw:text-style-name="P4" draw:layer="layout" svg:x1="4.063cm" svg:y1="9.9cm" svg:x2="7.111cm" svg:y2="9.9cm">
          <text:p/>
        </draw:line>
        <draw:g>
          <draw:custom-shape draw:style-name="gr8" draw:text-style-name="P1" draw:layer="layout" svg:width="0.889cm" svg:height="0.889cm" svg:x="3.523cm" svg:y="9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381cm" svg:height="0.381cm" svg:x="3.777cm" svg:y="9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3.08cm" svg:height="3.048cm" svg:x="4.031cm" svg:y="0.731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127cm" svg:y1="6.852cm" svg:x2="10.147cm" svg:y2="3.804cm">
          <text:p/>
        </draw:line>
        <draw:frame draw:style-name="gr5" draw:text-style-name="P5" draw:layer="layout" svg:width="1.651cm" svg:height="1.673cm" svg:x="10.286cm" svg:y="7.112cm">
          <draw:text-box>
            <text:p><text:span text:style-name="T3">z</text:span><text:span text:style-name="T4">1</text:span></text:p>
          </draw:text-box>
        </draw:frame>
        <draw:frame draw:style-name="gr5" draw:text-style-name="P6" draw:layer="layout" svg:width="1.651cm" svg:height="1.673cm" svg:x="8.127cm" svg:y="5.588cm">
          <draw:text-box>
            <text:p><text:span text:style-name="T5">F</text:span><text:span text:style-name="T6">1</text:span></text:p>
          </draw:text-box>
        </draw:frame>
        <draw:frame draw:style-name="gr5" draw:text-style-name="P7" draw:layer="layout" svg:width="1.651cm" svg:height="1.673cm" svg:x="8.89cm" svg:y="3.302cm">
          <draw:text-box>
            <text:p><text:span text:style-name="T7">y</text:span><text:span text:style-name="T8">1</text:span></text:p>
          </draw:text-box>
        </draw:frame>
        <draw:line draw:style-name="gr7" draw:text-style-name="P4" draw:layer="layout" svg:x1="10.159cm" svg:y1="6.779cm" svg:x2="13.207cm" svg:y2="6.779cm">
          <text:p/>
        </draw:line>
        <draw:g>
          <draw:custom-shape draw:style-name="gr8" draw:text-style-name="P1" draw:layer="layout" svg:width="0.889cm" svg:height="0.889cm" svg:x="9.619cm" svg:y="6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381cm" svg:height="0.381cm" svg:x="9.873cm" svg:y="6.5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1.651cm" svg:height="1.673cm" svg:x="12.064cm" svg:y="5.461cm">
          <draw:text-box>
            <text:p><text:span text:style-name="T1">x</text:span><text:span text:style-name="T2">1</text:span></text:p>
          </draw:text-box>
        </draw:frame>
        <draw:custom-shape draw:style-name="gr10" draw:text-style-name="P9" draw:layer="layout" svg:width="0.635cm" svg:height="0.635cm" svg:x="12.826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4.087cm" svg:height="4.029cm" svg:x="2.804cm" svg:y="11.938cm">
          <draw:image xlink:href="Pictures/100002010000058800000195D50BE357A21DC494.png" xlink:type="simple" xlink:show="embed" xlink:actuate="onLoad" loext:mime-type="image/png">
            <text:p/>
          </draw:image>
        </draw:frame>
        <draw:frame draw:style-name="gr12" draw:text-style-name="P12" draw:layer="layout" svg:width="1.143cm" svg:height="1.143cm" svg:x="13.335cm" svg:y="2.54cm">
          <draw:text-box>
            <text:p text:style-name="P11"><text:span text:style-name="T9">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558cm" fo:page-height="16.0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6T16:38:46.947098571</meta:creation-date>
    <dc:date>2025-02-27T10:56:03.656205403</dc:date>
    <meta:editing-duration>PT17H7M37S</meta:editing-duration>
    <meta:editing-cycles>6</meta:editing-cycles>
    <meta:generator>LibreOffice/6.4.7.2$Linux_X86_64 LibreOffice_project/40$Build-2</meta:generator>
    <meta:document-statistic meta:object-count="32"/>
  </office:meta>
</office:document-meta>
</file>